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2875e" officeooo:paragraph-rsid="0012875e" style:font-size-asian="11pt" style:font-size-complex="11pt"/>
    </style:style>
    <style:style style:name="P2" style:family="paragraph" style:parent-style-name="Standard">
      <style:text-properties fo:font-size="11pt" officeooo:rsid="00146699" officeooo:paragraph-rsid="00146699" style:font-size-asian="11pt" style:font-size-complex="11pt"/>
    </style:style>
    <style:style style:name="P3" style:family="paragraph" style:parent-style-name="Standard">
      <style:text-properties fo:font-size="11pt" officeooo:rsid="00157b76" officeooo:paragraph-rsid="00157b76" style:font-size-asian="11pt" style:font-size-complex="11pt"/>
    </style:style>
    <style:style style:name="P4" style:family="paragraph" style:parent-style-name="Header">
      <style:text-properties fo:font-size="10pt" style:text-underline-style="solid" style:text-underline-width="auto" style:text-underline-color="font-color" officeooo:rsid="00187f1d" officeooo:paragraph-rsid="00187f1d" style:font-size-asian="10pt" style:font-size-complex="10pt"/>
    </style:style>
    <style:style style:name="T1" style:family="text">
      <style:text-properties officeooo:rsid="00146699"/>
    </style:style>
    <style:style style:name="T2" style:family="text">
      <style:text-properties officeooo:rsid="00157b76"/>
    </style:style>
    <style:style style:name="T3" style:family="text">
      <style:text-properties officeooo:rsid="001733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Basic Segment Tree (Without Propagation)</text:p>
      <text:p text:style-name="P1">vi tree;</text:p>
      <text:p text:style-name="P1"/>
      <text:p text:style-name="P1">void segment_build(int pos, int L, int R) {</text:p>
      <text:p text:style-name="P1"><text:s text:c="4"/>tree[pos] = 0;<text:tab/><text:tab/>//init is here, no need to manual init</text:p>
      <text:p text:style-name="P1"><text:s text:c="4"/>if(L==R) {</text:p>
      <text:p text:style-name="P1"><text:s text:c="8"/>tree[pos] = arr[L];</text:p>
      <text:p text:style-name="P1"><text:s text:c="8"/>return;</text:p>
      <text:p text:style-name="P1"><text:s text:c="4"/>}</text:p>
      <text:p text:style-name="P1"><text:s text:c="4"/>int mid = (L+R)/2;</text:p>
      <text:p text:style-name="P1"><text:s text:c="4"/>segment_build(pos*2, L, mid);</text:p>
      <text:p text:style-name="P1"><text:s text:c="4"/>segment_build(pos*2+1, mid+1, R);</text:p>
      <text:p text:style-name="P1"><text:s text:c="4"/>tree[pos] = tree[pos*2] * tree[pos*2+1];<text:tab/>//depends on usage</text:p>
      <text:p text:style-name="P1">}</text:p>
      <text:p text:style-name="P1"/>
      <text:p text:style-name="P1">void segment_update(int pos, int L, int R, int i, int val) {</text:p>
      <text:p text:style-name="P1"><text:s text:c="4"/>if(L==R) {</text:p>
      <text:p text:style-name="P1"><text:s text:c="8"/>tree[pos] = val;</text:p>
      <text:p text:style-name="P1"><text:s text:c="8"/>return;</text:p>
      <text:p text:style-name="P1"><text:s text:c="4"/>}</text:p>
      <text:p text:style-name="P1"><text:s text:c="4"/>int mid = (L+R)/2;</text:p>
      <text:p text:style-name="P1"><text:s text:c="4"/>if(i &lt;= mid) segment_update(pos*2, L, mid, i, val);</text:p>
      <text:p text:style-name="P1"><text:s text:c="4"/>else segment_update(pos*2+1, mid+1, R, i, val);</text:p>
      <text:p text:style-name="P1"><text:s text:c="4"/>tree[pos] = tree[pos*2] * tree[pos*2+1];<text:tab/><text:tab/>//depends on usage</text:p>
      <text:p text:style-name="P1">}</text:p>
      <text:p text:style-name="P1"/>
      <text:p text:style-name="P1">int segment_query(int pos, int L, int R, int l, int r) {</text:p>
      <text:p text:style-name="P1"><text:s text:c="4"/>if(R &lt; l || r &lt; L)</text:p>
      <text:p text:style-name="P1"><text:tab/><text:tab/>return 1;<text:tab/>//depends on usage (return 0)</text:p>
      <text:p text:style-name="P1"><text:s text:c="4"/>if(l &lt;= L &amp;&amp; R &lt;= r) </text:p>
      <text:p text:style-name="P1"><text:tab/><text:tab/>return tree[pos];<text:tab/>//depends on usage</text:p>
      <text:p text:style-name="P1"><text:s text:c="4"/>int mid = (L+R)/2;</text:p>
      <text:p text:style-name="P1"><text:s text:c="4"/>int x = segment_query(pos*2, L, mid, l, r);</text:p>
      <text:p text:style-name="P1"><text:s text:c="4"/>int y = segment_query(pos*2+1, mid+1, R, l, r);</text:p>
      <text:p text:style-name="P1"><text:s text:c="4"/>return x*y;<text:tab/><text:tab/><text:tab/>//depends on usage</text:p>
      <text:p text:style-name="P1">}</text:p>
      <text:p text:style-name="P1"/>
      <text:p text:style-name="P1"/>
      <text:p text:style-name="P1">// Segment Tree Lazy Propagation (Without Propagation Update)</text:p>
      <text:p text:style-name="P1"/>
      <text:p text:style-name="P1">vector&lt;pair&lt;ull, ull&gt; &gt; tree;</text:p>
      <text:p text:style-name="P1"/>
      <text:p text:style-name="P1">// (l, r) : tree segment, (x, y) : update segment</text:p>
      <text:p text:style-name="P1">void update(ll pos, ll l, ll r, ll x, ll y, ll val) {</text:p>
      <text:p text:style-name="P1"><text:tab/>if(y &lt; l || x &gt; r)</text:p>
      <text:p text:style-name="P1"><text:tab/><text:tab/>return;</text:p>
      <text:p text:style-name="P1"><text:tab/>if(x &lt;= l &amp;&amp; r &lt;= y) {<text:tab/><text:tab/>// Tree segment in update segment</text:p>
      <text:p text:style-name="P1"><text:tab/><text:tab/>tree[pos].fi += (r-l+1)*val;</text:p>
      <text:p text:style-name="P1"><text:tab/><text:tab/>tree[pos].se += val;<text:tab/>// Propagate</text:p>
      <text:p text:style-name="P1"><text:tab/><text:tab/>return;</text:p>
      <text:p text:style-name="P1"><text:tab/>}</text:p>
      <text:p text:style-name="P1"><text:tab/></text:p>
      <text:p text:style-name="P1"><text:tab/>ll mid = (l+r)/2LL;</text:p>
      <text:p text:style-name="P1"><text:tab/>update(pos*2LL, l, mid, x, y, val);</text:p>
      <text:p text:style-name="P1"><text:tab/>update(pos*2LL + 1, mid+1, r, x, y, val);</text:p>
      <text:p text:style-name="P1"><text:tab/>tree[pos].fi = tree[pos*2].fi + tree[pos*2+1].fi + (r-l+1)*tree[pos].se;</text:p>
      <text:p text:style-name="P1">}</text:p>
      <text:p text:style-name="P1"/>
      <text:p text:style-name="P1">// Pass propagate value through carry</text:p>
      <text:p text:style-name="P1"><text:soft-page-break/>ll query(ll pos, ll l, ll r, ll x, ll y, ll carry) {</text:p>
      <text:p text:style-name="P1"><text:tab/>if(y &lt; l || x &gt; r)</text:p>
      <text:p text:style-name="P1"><text:tab/><text:tab/>return 0;</text:p>
      <text:p text:style-name="P1"><text:tab/>if(x &lt;= l &amp;&amp; r &lt;= y)</text:p>
      <text:p text:style-name="P1"><text:tab/><text:tab/>return tree[pos].fi + (carry * (r-l+1));</text:p>
      <text:p text:style-name="P1"/>
      <text:p text:style-name="P1"><text:tab/>ll mid = (l+r)/2LL;</text:p>
      <text:p text:style-name="P1"><text:tab/>ll lft = query(pos*2LL, l, mid, x, y, carry + tree[pos].se);</text:p>
      <text:p text:style-name="P1"><text:tab/>ll rht = query(pos*2LL + 1, mid+1, r, x, y, carry + tree[pos].se);</text:p>
      <text:p text:style-name="P1"><text:tab/>return lft + rht;</text:p>
      <text:p text:style-name="P1">}</text:p>
      <text:p text:style-name="P1"/>
      <text:p text:style-name="P1"/>
      <text:p text:style-name="P1"/>
      <text:p text:style-name="P1">// Segment Tree Laze (With Propagation Update)</text:p>
      <text:p text:style-name="P1">struct node {</text:p>
      <text:p text:style-name="P1"><text:s text:c="4"/>int val, prop;</text:p>
      <text:p text:style-name="P1">};</text:p>
      <text:p text:style-name="P1"/>
      <text:p text:style-name="P1">// Prop :</text:p>
      <text:p text:style-name="P1">// 0 : No prop operation</text:p>
      <text:p text:style-name="P1">// 1 : Prop operation should be done</text:p>
      <text:p text:style-name="P1"/>
      <text:p text:style-name="P1">node tree[409000];</text:p>
      <text:p text:style-name="P1"/>
      <text:p text:style-name="P1">void init(int L, int R, int pos) {</text:p>
      <text:p text:style-name="P1"><text:s text:c="4"/>if(L == R) {</text:p>
      <text:p text:style-name="P1"><text:s text:c="8"/>tree[pos].val = 0;</text:p>
      <text:p text:style-name="P1"><text:s text:c="8"/>tree[pos].prop = 0;</text:p>
      <text:p text:style-name="P1"><text:s text:c="8"/>return;</text:p>
      <text:p text:style-name="P1"><text:s text:c="4"/>}</text:p>
      <text:p text:style-name="P1"><text:s text:c="4"/></text:p>
      <text:p text:style-name="P1"><text:s text:c="4"/>int mid = (L+R)&gt;&gt;1;</text:p>
      <text:p text:style-name="P1"><text:s text:c="4"/>init(L, mid, pos&lt;&lt;1);</text:p>
      <text:p text:style-name="P1"><text:s text:c="4"/>init(mid+1, R, pos&lt;&lt;1|1);</text:p>
      <text:p text:style-name="P1"/>
      <text:p text:style-name="P1"><text:s text:c="4"/>tree[pos].val = 0;</text:p>
      <text:p text:style-name="P1"><text:s text:c="4"/>tree[pos].prop = 0;</text:p>
      <text:p text:style-name="P1">}</text:p>
      <text:p text:style-name="P1"/>
      <text:p text:style-name="P1">int flipProp(int parentVal, int childVal) {</text:p>
      <text:p text:style-name="P1"><text:s text:c="4"/>if(parentVal == childVal)</text:p>
      <text:p text:style-name="P1"><text:s text:c="8"/>return 0;</text:p>
      <text:p text:style-name="P1"><text:s text:c="4"/>return parentVal;</text:p>
      <text:p text:style-name="P1">}</text:p>
      <text:p text:style-name="P1"><text:s text:c="3"/></text:p>
      <text:p text:style-name="P1">void propagate(int L, int R, int pos) {</text:p>
      <text:p text:style-name="P1"><text:s text:c="4"/>if(tree[pos].prop == 0 || L == R) <text:s text:c="6"/>// If no propagation tag</text:p>
      <text:p text:style-name="P1"><text:s text:c="8"/>return; <text:s text:c="28"/>// or leaf node, then no need to change</text:p>
      <text:p text:style-name="P1"><text:s text:c="4"/></text:p>
      <text:p text:style-name="P1"><text:s text:c="4"/>int mid = (L+R)&gt;&gt;1;</text:p>
      <text:p text:style-name="P1"><text:s text:c="4"/>tree[pos&lt;&lt;1].val = (mid-L+1) - tree[pos&lt;&lt;1].val; <text:s text:c="7"/>// Set left &amp; right child value</text:p>
      <text:p text:style-name="P1"><text:s text:c="4"/>tree[pos&lt;&lt;1|1].val = (R-mid) – tree[pos&lt;&lt;1|1].val;</text:p>
      <text:p text:style-name="P1"/>
      <text:p text:style-name="P1"><text:s text:c="4"/>tree[pos&lt;&lt;1].prop = flipProp(tree[pos].prop, tree[pos&lt;&lt;1].prop); <text:s text:c="3"/>// Flip child prop according to problem</text:p>
      <text:p text:style-name="P1"><text:s text:c="4"/>tree[pos&lt;&lt;1|1].prop = flipProp(tree[pos].prop, tree[pos&lt;&lt;1|1].prop);</text:p>
      <text:p text:style-name="P1"><text:s text:c="4"/>tree[pos].prop = 0; <text:s text:c="8"/>// Clear parent propagation tag</text:p>
      <text:p text:style-name="P1">}</text:p>
      <text:p text:style-name="P1"/>
      <text:p text:style-name="P1"><text:soft-page-break/>void update(int L, int R, int l, int r, int pos) {</text:p>
      <text:p text:style-name="P1"><text:s text:c="4"/>if(r &lt; L || R &lt; l)</text:p>
      <text:p text:style-name="P1"><text:s text:c="8"/>return;</text:p>
      <text:p text:style-name="P1"><text:s text:c="4"/>propagate(L, R, pos);</text:p>
      <text:p text:style-name="P1"><text:s text:c="4"/>if(l &lt;= L &amp;&amp; R &lt;= r) {</text:p>
      <text:p text:style-name="P1"><text:s text:c="8"/>tree[pos].val = (R-L+1) - tree[pos].val; <text:s text:c="3"/>// Value updated</text:p>
      <text:p text:style-name="P1"><text:s text:c="8"/>tree[pos].prop = 1; <text:s text:c="24"/>// Propagation tag set</text:p>
      <text:p text:style-name="P1"><text:s text:c="8"/>return;</text:p>
      <text:p text:style-name="P1"><text:s text:c="4"/>}</text:p>
      <text:p text:style-name="P1"><text:s text:c="4"/></text:p>
      <text:p text:style-name="P1"><text:s text:c="4"/>int mid = (L+R)&gt;&gt;1;</text:p>
      <text:p text:style-name="P1"><text:s text:c="4"/>update(L, mid, l, r, pos&lt;&lt;1);</text:p>
      <text:p text:style-name="P1"><text:s text:c="4"/>update(mid+1, R, l, r, pos&lt;&lt;1|1);</text:p>
      <text:p text:style-name="P1"><text:s text:c="4"/>tree[pos].val = tree[pos&lt;&lt;1].val + tree[pos&lt;&lt;1|1].val;</text:p>
      <text:p text:style-name="P1">}</text:p>
      <text:p text:style-name="P1"/>
      <text:p text:style-name="P1">int querySum(int L, int R, int l, int r, int pos) {</text:p>
      <text:p text:style-name="P1"><text:s text:c="4"/>if(r &lt; L || R &lt; l)</text:p>
      <text:p text:style-name="P1"><text:s text:c="8"/>return 0;</text:p>
      <text:p text:style-name="P1"><text:s text:c="4"/>propagate(L, R, pos);</text:p>
      <text:p text:style-name="P1"><text:s text:c="4"/>if(l &lt;= L &amp;&amp; R &lt;= r)</text:p>
      <text:p text:style-name="P1"><text:s text:c="8"/>return tree[pos].val;</text:p>
      <text:p text:style-name="P1"><text:s text:c="4"/></text:p>
      <text:p text:style-name="P1"><text:s text:c="4"/>int mid = (L+R)&gt;&gt;1;</text:p>
      <text:p text:style-name="P1"><text:s text:c="4"/>int lft = querySum(L, mid, l, r, pos&lt;&lt;1);</text:p>
      <text:p text:style-name="P1"><text:s text:c="4"/>int rht = querySum(mid+1, R, l, r, pos&lt;&lt;1|1);</text:p>
      <text:p text:style-name="P1"><text:s text:c="4"/>return lft+rht;</text:p>
      <text:p text:style-name="P1">}</text:p>
      <text:p text:style-name="P1"/>
      <text:p text:style-name="P1"/>
      <text:p text:style-name="P1">// Segment Tree Max Sum</text:p>
      <text:p text:style-name="P1">// Node Structures:</text:p>
      <text:p text:style-name="P1">// Update with tree[pos] = node(-INF) if out of range</text:p>
      <text:p text:style-name="P1"/>
      <text:p text:style-name="P1">struct node {</text:p>
      <text:p text:style-name="P1"><text:tab/>ll sum, prefix, suffix, ans;</text:p>
      <text:p text:style-name="P1"><text:tab/></text:p>
      <text:p text:style-name="P1"><text:tab/>node(ll val = 0) {</text:p>
      <text:p text:style-name="P1"><text:tab/><text:tab/>sum = prefix = suffix = ans = val;</text:p>
      <text:p text:style-name="P1"><text:tab/>}</text:p>
      <text:p text:style-name="P1"><text:tab/></text:p>
      <text:p text:style-name="P1"><text:tab/>void merge(node left, node right) {</text:p>
      <text:p text:style-name="P1"><text:tab/><text:tab/>sum = left.sum + right.sum;</text:p>
      <text:p text:style-name="P1"><text:tab/><text:tab/>prefix = max(left.prefix, left.sum+right.prefix);</text:p>
      <text:p text:style-name="P1"><text:tab/><text:tab/>suffix = max(right.suffix, right.sum+left.suffix);</text:p>
      <text:p text:style-name="P1"><text:tab/><text:tab/>ans = max(left.ans, max(right.ans, left.suffix+right.prefix));</text:p>
      <text:p text:style-name="P1"><text:tab/>}</text:p>
      <text:p text:style-name="P1">};</text:p>
      <text:p text:style-name="P1"/>
      <text:p text:style-name="P1">// <text:span text:style-name="T1">Segment Tree Line Sweep with Path Compression</text:span></text:p>
      <text:p text:style-name="P2">// LightOJ 1120 - Rectangle Union</text:p>
      <text:p text:style-name="P2"/>
      <text:p text:style-name="P2">struct Node {</text:p>
      <text:p text:style-name="P2"><text:tab/>ll yMin, yMax, x, val;</text:p>
      <text:p text:style-name="P2"><text:tab/></text:p>
      <text:p text:style-name="P2"><text:tab/>Node(ll a, ll b, ll c, ll d) {</text:p>
      <text:p text:style-name="P2"><text:tab/><text:tab/>this-&gt;yMin = a;</text:p>
      <text:p text:style-name="P2"><text:tab/><text:tab/>this-&gt;yMax = b;</text:p>
      <text:p text:style-name="P2"><text:tab/><text:tab/>this-&gt;x = c;</text:p>
      <text:p text:style-name="P2"><text:soft-page-break/><text:tab/><text:tab/>this-&gt;val = d;</text:p>
      <text:p text:style-name="P2"><text:tab/>}</text:p>
      <text:p text:style-name="P2">};</text:p>
      <text:p text:style-name="P2"/>
      <text:p text:style-name="P2">bool cmp(Node a, Node b) {</text:p>
      <text:p text:style-name="P2"><text:tab/>return a.x &lt; b.x;</text:p>
      <text:p text:style-name="P2">}</text:p>
      <text:p text:style-name="P2"/>
      <text:p text:style-name="P2">vl yAxis;</text:p>
      <text:p text:style-name="P2">vector&lt;Node&gt;yLine;</text:p>
      <text:p text:style-name="P2"/>
      <text:p text:style-name="P2">// Segment tree functions</text:p>
      <text:p text:style-name="P2">ll tree[4*100010], prop[4*100010];</text:p>
      <text:p text:style-name="P2">ll calculate(int node, int l, int r) {</text:p>
      <text:p text:style-name="P2"><text:tab/>if(prop[node] &gt; 0)</text:p>
      <text:p text:style-name="P2"><text:tab/><text:tab/>return yAxis[r]-yAxis[l];</text:p>
      <text:p text:style-name="P2"><text:tab/>else</text:p>
      <text:p text:style-name="P2"><text:tab/><text:tab/>return tree[node&lt;&lt;1] + tree[node&lt;&lt;1|1];</text:p>
      <text:p text:style-name="P2">}</text:p>
      <text:p text:style-name="P2"/>
      <text:p text:style-name="P2">void update(ll node, ll l, ll r, ll yMin, ll yMax, ll val) {</text:p>
      <text:p text:style-name="P2"><text:tab/>if(yMax &lt; yAxis[l] || yAxis[r] &lt; yMin)</text:p>
      <text:p text:style-name="P2"><text:tab/><text:tab/>return;</text:p>
      <text:p text:style-name="P2"><text:tab/></text:p>
      <text:p text:style-name="P2"><text:tab/>if(yMin &lt;= yAxis[l] &amp;&amp; yAxis[r] &lt;= yMax) {</text:p>
      <text:p text:style-name="P2"><text:tab/><text:tab/>prop[node] += val;</text:p>
      <text:p text:style-name="P2"><text:tab/><text:tab/>tree[node] = calculate(node, l, r);</text:p>
      <text:p text:style-name="P2"><text:tab/><text:tab/>return;</text:p>
      <text:p text:style-name="P2"><text:tab/>}</text:p>
      <text:p text:style-name="P2"><text:tab/></text:p>
      <text:p text:style-name="P2"><text:tab/>if(l+1 == r) return;<text:tab/><text:tab/>// The leaf node must be double node as this is a Cartesian Graph</text:p>
      <text:p text:style-name="P2"><text:tab/>ll mid = (l+r)&gt;&gt;1;</text:p>
      <text:p text:style-name="P2"><text:tab/>update(node&lt;&lt;1, l, mid, yMin, yMax, val);</text:p>
      <text:p text:style-name="P2"><text:tab/>update(node&lt;&lt;1|1, mid, r, yMin, yMax, val);</text:p>
      <text:p text:style-name="P2"><text:tab/>tree[node] = calculate(node, l, r);</text:p>
      <text:p text:style-name="P2">}</text:p>
      <text:p text:style-name="P2"><text:tab/></text:p>
      <text:p text:style-name="P2">int main() {</text:p>
      <text:p text:style-name="P2"><text:tab/>int t, x1, y1, x2, y2, n;</text:p>
      <text:p text:style-name="P2"><text:tab/>scanf("%d", &amp;t);</text:p>
      <text:p text:style-name="P2"><text:tab/></text:p>
      <text:p text:style-name="P2"><text:tab/>for(int Case = 1; Case &lt;= t; ++Case) {</text:p>
      <text:p text:style-name="P2"><text:tab/><text:tab/>scanf("%d", &amp;n);</text:p>
      <text:p text:style-name="P2"><text:tab/><text:tab/>yAxis.pb(0);</text:p>
      <text:p text:style-name="P2"><text:tab/><text:tab/>for(int i = 0; i &lt; n; ++i) {</text:p>
      <text:p text:style-name="P2"><text:tab/><text:tab/><text:tab/>// lower-left start point, upper-right end point</text:p>
      <text:p text:style-name="P2"><text:tab/><text:tab/><text:tab/>scanf("%d %d %d %d", &amp;x1, &amp;y1, &amp;x2, &amp;y2); </text:p>
      <text:p text:style-name="P2"><text:tab/><text:tab/><text:tab/>yAxis.pb(y1);</text:p>
      <text:p text:style-name="P2"><text:tab/><text:tab/><text:tab/>yAxis.pb(y2);</text:p>
      <text:p text:style-name="P2"><text:tab/><text:tab/><text:tab/>yLine.pb(Node(y1, y2, x1, 1));</text:p>
      <text:p text:style-name="P2"><text:tab/><text:tab/><text:tab/>yLine.pb(Node(y1, y2, x2, -1));</text:p>
      <text:p text:style-name="P2"><text:tab/><text:tab/>}</text:p>
      <text:p text:style-name="P2"><text:tab/><text:tab/></text:p>
      <text:p text:style-name="P2"><text:tab/><text:tab/>// Taking only unique y values (will be used as segment tree nodes)</text:p>
      <text:p text:style-name="P2"><text:tab/><text:tab/>sort(yAxis.begin(), yAxis.end());</text:p>
      <text:p text:style-name="P2"><text:tab/><text:tab/>yAxis.erase(unique(yAxis.begin()+1, yAxis.end()), yAxis.end());</text:p>
      <text:p text:style-name="P2"><text:tab/><text:tab/></text:p>
      <text:p text:style-name="P2"><text:tab/><text:tab/>// Sorting y axis lines according to x axis (left to right)</text:p>
      <text:p text:style-name="P2"><text:tab/><text:tab/>sort(yLine.begin(), yLine.end(), cmp);</text:p>
      <text:p text:style-name="P2"><text:soft-page-break/><text:tab/><text:tab/></text:p>
      <text:p text:style-name="P2"><text:tab/><text:tab/>memset(tree, 0, sizeof tree);</text:p>
      <text:p text:style-name="P2"><text:tab/><text:tab/>memset(prop, 0, sizeof prop);</text:p>
      <text:p text:style-name="P2"><text:tab/><text:tab/></text:p>
      <text:p text:style-name="P2"><text:tab/><text:tab/>update(1, 1, (int)yAxis.size()-1, yLine[0].yMin, yLine[0].yMax, yLine[0].val);</text:p>
      <text:p text:style-name="P2"><text:tab/><text:tab/>ll area = 0;</text:p>
      <text:p text:style-name="P2"><text:tab/><text:tab/>for(int i = 1; i &lt; (int)yLine.size(); ++i) {</text:p>
      <text:p text:style-name="P2"><text:tab/><text:tab/><text:tab/>area += tree[1] * (yLine[i].x - yLine[i-1].x);</text:p>
      <text:p text:style-name="P2"><text:tab/><text:tab/><text:tab/>update(1, 1, (int)yAxis.size()-1, yLine[i].yMin, yLine[i].yMax, yLine[i].val);</text:p>
      <text:p text:style-name="P2"><text:tab/><text:tab/>}</text:p>
      <text:p text:style-name="P2"><text:tab/><text:tab/></text:p>
      <text:p text:style-name="P2"><text:tab/><text:tab/>printf("Case %d: %lld\n", Case, area);</text:p>
      <text:p text:style-name="P2"><text:tab/><text:tab/>yAxis.clear();</text:p>
      <text:p text:style-name="P2"><text:tab/><text:tab/>yLine.clear();</text:p>
      <text:p text:style-name="P2"><text:tab/>}</text:p>
      <text:p text:style-name="P2"><text:tab/>return 0;</text:p>
      <text:p text:style-name="P2">}</text:p>
      <text:p text:style-name="P2"/>
      <text:p text:style-name="P2">// <text:span text:style-name="T2">LightOJ – Lining Up Students</text:span></text:p>
      <text:p text:style-name="P2">// <text:span text:style-name="T2">Number delete operation</text:span></text:p>
      <text:p text:style-name="P2">// <text:span text:style-name="T2">Every Pos contains 1 by default, parent nodes are sum of child node</text:span></text:p>
      <text:p text:style-name="P2"/>
      <text:p text:style-name="P3">int SearchVal(int pos, int L, int R, int val) {<text:tab/><text:tab/><text:tab/>// <text:span text:style-name="T3">Searches for val’th value(returns the value)</text:span></text:p>
      <text:p text:style-name="P3"><text:s text:c="4"/>if(L == R) {<text:tab/><text:tab/><text:tab/><text:tab/><text:tab/><text:tab/><text:tab/><text:tab/><text:tab/>// <text:span text:style-name="T3">and sets the val’th value to zero at the same time</text:span></text:p>
      <text:p text:style-name="P3"><text:s text:c="8"/>tree[pos] = 0;<text:tab/><text:tab/><text:tab/><text:tab/>// <text:span text:style-name="T3">By modifying this line, the set-to-zero can be ignored (only query func)</text:span></text:p>
      <text:p text:style-name="P3"><text:s text:c="8"/>return L;</text:p>
      <text:p text:style-name="P3"><text:s text:c="4"/>}</text:p>
      <text:p text:style-name="P3"><text:s text:c="4"/></text:p>
      <text:p text:style-name="P3"><text:s text:c="4"/>int mid = (L+R)&gt;&gt;1;</text:p>
      <text:p text:style-name="P3"><text:s text:c="4"/>if(val &lt;= tree[pos&lt;&lt;1]) {</text:p>
      <text:p text:style-name="P3"><text:s text:c="8"/>int idx = SearchVal(pos&lt;&lt;1, L, mid, val);</text:p>
      <text:p text:style-name="P3"><text:s text:c="8"/>tree[pos] = tree[pos&lt;&lt;1] + tree[pos&lt;&lt;1|1];</text:p>
      <text:p text:style-name="P3"><text:s text:c="8"/>return idx;</text:p>
      <text:p text:style-name="P3"><text:s text:c="4"/>}</text:p>
      <text:p text:style-name="P3"><text:s text:c="4"/>else {</text:p>
      <text:p text:style-name="P3"><text:s text:c="8"/>int idx = SearchVal(pos&lt;&lt;1|1, mid+1, R, val-tree[pos&lt;&lt;1]);</text:p>
      <text:p text:style-name="P3"><text:s text:c="8"/>tree[pos] = tree[pos&lt;&lt;1] + tree[pos&lt;&lt;1|1];</text:p>
      <text:p text:style-name="P3"><text:s text:c="8"/>return idx;</text:p>
      <text:p text:style-name="P3"><text:s text:c="4"/>}</text:p>
      <text:p text:style-name="P3"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87f1d" officeooo:paragraph-rsid="00187f1d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Segment Tre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1:45:33.188252233</meta:creation-date>
    <dc:date>2018-01-09T02:27:06.591529657</dc:date>
    <meta:editing-duration>PT31M11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5" meta:paragraph-count="246" meta:word-count="1109" meta:character-count="6987" meta:non-whitespace-character-count="5401"/>
  </office:meta>
</office:document-meta>
</file>